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language-asian="ja" style:country-asian="JP"/>
    </style:style>
    <style:style style:name="P2" style:family="paragraph" style:parent-style-name="Text_20_body">
      <style:text-properties style:language-asian="ja" style:country-asian="JP"/>
    </style:style>
    <style:style style:name="P3" style:family="paragraph" style:parent-style-name="Standard">
      <style:text-properties style:language-asian="ja" style:country-asian="JP"/>
    </style:style>
    <style:style style:name="P4" style:family="paragraph" style:parent-style-name="Heading_20_3">
      <style:text-properties style:language-asian="ja" style:country-asian="JP"/>
    </style:style>
    <style:style style:name="P5" style:family="paragraph" style:parent-style-name="Heading_20_2">
      <style:text-properties style:language-asian="ja" style:country-asian="JP"/>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style:language-asian="ja" style:country-asian="JP"/>
    </style:style>
    <style:style style:name="T1" style:family="text">
      <style:text-properties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設問ア</text:h>
      <text:h text:style-name="P5" text:outline-level="2">サービスの概要</text:h>
      <text:p text:style-name="Standard">ITサービス（販売管理や財務会計、電子メール、ファイルサーバ等のシステムで提供されている）</text:p>
      <text:p text:style-name="P3">サービスデスクを設置している。</text:p>
      <text:p text:style-name="Standard"><text:span text:style-name="T1">人手不足のため改善の継続的な推進が求められている。</text:span></text:p>
      <text:p text:style-name="Text_20_body"/>
      <text:h text:style-name="P5" text:outline-level="2">自動化対象としたプロセスの概要</text:h>
      <text:h text:style-name="P4" text:outline-level="3">インシデントおよびサービス要求管理プロセスにおいて、知識ベース検索機能を備えたツールを使って、サービスデスクが利用者からの問い合わせに対応する。</text:h>
      <text:p text:style-name="Standard"><text:span text:style-name="T1">①</text:span>利用者はFAQ<text:span text:style-name="T1">で検索し自己解決を試みる</text:span></text:p>
      <text:p text:style-name="P3">②解決できない場合、サービスデスクに連絡し、解決を依頼する</text:p>
      <text:p text:style-name="P3">③サービスデスクで解決できるインシデントについては、サービスデスクで解決する（以下、一次解決）</text:p>
      <text:p text:style-name="P3">④サービスデスクで解決できないインシデントは回答期限を示して技術課に機能的エスカレーションする（以下、二次解決）</text:p>
      <text:p text:style-name="P1">一次解決において、知識ベースの検索機能を備えたツール（以下、ナレッジDB）から検索する部分を自動化している。</text:p>
      <text:h text:style-name="P7" text:outline-level="1">取り組み内容と実施計画およびKPIとその目標値</text:h>
      <text:h text:style-name="P4" text:outline-level="3">２０％がFAQにある問い合わせ</text:h>
      <text:h text:style-name="P4" text:outline-level="3">利用者からの問い合わせ部分にAIチャットボットを導入</text:h>
      <text:p text:style-name="P1">なぜならば、昨今のAIの能力であれば、あいまいな質問にも対応かのう</text:p>
      <text:p text:style-name="Text_20_body"/>
      <text:h text:style-name="P5" text:outline-level="2">実施計画についてKPIとその目標値</text:h>
      <text:h text:style-name="Heading_20_3" text:outline-level="3">自由記入</text:h>
      <text:p text:style-name="Text_20_body"/>
      <text:h text:style-name="Heading_20_3" text:outline-level="3"/>
      <text:h text:style-name="P6" text:outline-level="1">設問ウ</text:h>
      <text:h text:style-name="Heading_20_2" text:outline-level="2">見出し</text:h>
      <text:h text:style-name="Heading_20_3" text:outline-level="3">自由記入</text:h>
      <text:p text:style-name="Text_20_body"/>
      <text:h text:style-name="Heading_20_3" text:outline-level="3">活動案１</text:h>
      <text:p text:style-name="Text_20_body"/>
      <text:h text:style-name="Heading_20_3" text:outline-level="3">活動案２</text:h>
      <text:p text:style-name="Text_20_body"/>
      <text:h text:style-name="Heading_20_3" text:outline-level="3">選択した活動と選択した根拠や考え（なぜならば～）</text:h>
      <text:p text:style-name="P1"/>
      <text:h text:style-name="P4" text:outline-level="3">選択した活動によって生じる新たな課題・リスク（ただし、～という新たな課題が生じた）</text:h>
      <text:p text:style-name="Text_20_body"/>
      <text:h text:style-name="P4" text:outline-level="3">新たな課題・リスクを解消するための活動</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85cm" fo:margin-bottom="1.997cm" fo:margin-left="1.058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6M37S</meta:editing-duration>
    <meta:editing-cycles>13</meta:editing-cycles>
    <meta:generator>OpenOffice/4.1.13$Win32 OpenOffice.org_project/4113m1$Build-9810</meta:generator>
    <dc:date>2024-02-19T22:17:38.69</dc:date>
    <meta:document-statistic meta:table-count="0" meta:image-count="0" meta:object-count="0" meta:page-count="3" meta:paragraph-count="26" meta:word-count="596" meta:character-count="608"/>
    <meta:user-defined meta:name="Info 1"/>
    <meta:user-defined meta:name="Info 2"/>
    <meta:user-defined meta:name="Info 3"/>
    <meta:user-defined meta:name="Info 4"/>
  </office:meta>
</office:document-meta>
</file>